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atternResourceHintsRegistrar.registerHints( ResourceHints hints , @ Nullable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atternResourceHintsRegistrar.validateLocations( List &lt; String &gt; loc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PatternResourceHintsRegistrar.validateExtensions( List &lt; String &gt; exten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PatternResourceHintsRegistrar.validateNames( List &lt; String &gt;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PatternResourceHintsRegistrar.FilePatternResourceHintsRegistrar( List &lt; String &gt; names , List &lt; String &gt; locations , List &lt; String &gt;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